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93bef" officeooo:paragraph-rsid="00193bef"/>
    </style:style>
    <style:style style:name="P2" style:family="paragraph" style:parent-style-name="Standard">
      <style:text-properties officeooo:rsid="0019e031" officeooo:paragraph-rsid="0019e031"/>
    </style:style>
    <style:style style:name="P3" style:family="paragraph" style:parent-style-name="Standard">
      <style:text-properties officeooo:rsid="001a3910" officeooo:paragraph-rsid="001a3910"/>
    </style:style>
    <style:style style:name="P4" style:family="paragraph" style:parent-style-name="Standard">
      <style:text-properties officeooo:rsid="001b3273" officeooo:paragraph-rsid="001b3273"/>
    </style:style>
    <style:style style:name="P5" style:family="paragraph" style:parent-style-name="Standard">
      <style:text-properties officeooo:rsid="001bf356" officeooo:paragraph-rsid="001bf356"/>
    </style:style>
    <style:style style:name="P6" style:family="paragraph" style:parent-style-name="Standard">
      <style:text-properties officeooo:rsid="001cd731" officeooo:paragraph-rsid="001cd7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[1]: NAT="ip nat inside source list ACL interface FastEthernet0/1 overload"</text:p>
      <text:p text:style-name="P1">In [2]: NAT.replace('Fast', 'Gigabit')</text:p>
      <text:p text:style-name="P1">Out[2]: 'ip nat inside source list ACL interface GigabitEthernet0/1 overload'</text:p>
      <text:p text:style-name="P1">In [3]: NAT=NAT.replace('Fast', 'Gigabit')</text:p>
      <text:p text:style-name="P1">In [4]: NAT</text:p>
      <text:p text:style-name="P1">Out[4]: 'ip nat inside source list ACL interface GigabitEthernet0/1 overload'</text:p>
      <text:p text:style-name="P1"/>
      <text:p text:style-name="P1"/>
      <text:p text:style-name="P1">In [5]: MAC='AAAA:BBBB:CCCC'</text:p>
      <text:p text:style-name="P1">In [6]: MAC</text:p>
      <text:p text:style-name="P1">Out[6]: 'AAAA:BBBB:CCCC'</text:p>
      <text:p text:style-name="P1">In [7]: MAC=MAC.replace(':','.')</text:p>
      <text:p text:style-name="P1">In [8]: MAC</text:p>
      <text:p text:style-name="P1">Out[8]: 'AAAA.BBBB.CCCC'</text:p>
      <text:p text:style-name="P1"/>
      <text:p text:style-name="P1">In [9]: CONFIG='switchport trunk allowed vlan 1,3,10,20,30,100'</text:p>
      <text:p text:style-name="P1">In [10]: CONFIG=CONFIG.split()</text:p>
      <text:p text:style-name="P1">In [11]: CONFIG</text:p>
      <text:p text:style-name="P1">Out[11]: ['switchport', 'trunk', 'allowed', 'vlan', '1,3,10,20,30,100']</text:p>
      <text:p text:style-name="P1">In [13]: vlans=CONFIG[-1].split(',')</text:p>
      <text:p text:style-name="P1">In [14]: vlans</text:p>
      <text:p text:style-name="P1">Out[14]: ['1', '3', '10', '20', '30', '100']</text:p>
      <text:p text:style-name="P1"/>
      <text:p text:style-name="P2">In [52]: command1='switchport trunk allowed vlan 1,3,10,20,30,100'</text:p>
      <text:p text:style-name="P2">In [53]: command2='switchport trunk allowed vlan 1,3,100,200,300'</text:p>
      <text:p text:style-name="P2">In [54]: com1=command1.split()[-1].split(',')</text:p>
      <text:p text:style-name="P2">In [55]: com2=command2.split()[-1].split(',')</text:p>
      <text:p text:style-name="P2">In [56]: COM1=set(com1)</text:p>
      <text:p text:style-name="P2">In [57]: COM2=set(com1)</text:p>
      <text:p text:style-name="P2">In [58]: COM2=set(com2)</text:p>
      <text:p text:style-name="P2">In [59]: COM=COM1&amp;COM2</text:p>
      <text:p text:style-name="P2">In [60]: COM</text:p>
      <text:p text:style-name="P2">Out[60]: {'1', '100', '3'}</text:p>
      <text:p text:style-name="P2"/>
      <text:p text:style-name="P3">In [71]: VLANS=[10,20,30,1,2,100,10,30,3,4,10]</text:p>
      <text:p text:style-name="P3">In [72]: VLANS=set(VLANS)</text:p>
      <text:p text:style-name="P3">In [73]: VLANS=list(VLANS)</text:p>
      <text:p text:style-name="P3">In [74]: VLANS.sort()</text:p>
      <text:p text:style-name="P3">In [75]: VLANS</text:p>
      <text:p text:style-name="P3">Out[75]: [1, 2, 3, 4, 10, 20, 30, 100]</text:p>
      <text:p text:style-name="P3"/>
      <text:p text:style-name="P4">In [76]: ospf_route='o 10.0.24.0/24 [110/41] via 10.0.13.3, 3d18h, FastEthernet0</text:p>
      <text:p text:style-name="P4"><text:s text:c="4"/>...: /0'</text:p>
      <text:p text:style-name="P4"/>
      <text:p text:style-name="P4">In [77]: OSPF=ospf_route.replace(',')</text:p>
      <text:p text:style-name="P4">---------------------------------------------------------------------------</text:p>
      <text:p text:style-name="P4">TypeError <text:s text:c="32"/>Traceback (most recent call last)</text:p>
      <text:p text:style-name="P4">&lt;ipython-input-77-58e5a0d2bdbd&gt; in &lt;module&gt;()</text:p>
      <text:p text:style-name="P4">----&gt; 1 OSPF=ospf_route.replace(',')</text:p>
      <text:p text:style-name="P4"/>
      <text:p text:style-name="P4">TypeError: replace() takes at least 2 arguments (1 given)</text:p>
      <text:p text:style-name="P4"/>
      <text:p text:style-name="P4"><text:soft-page-break/>In [78]: OSPF=replace(',',ospf_route)</text:p>
      <text:p text:style-name="P4">---------------------------------------------------------------------------</text:p>
      <text:p text:style-name="P4">NameError <text:s text:c="32"/>Traceback (most recent call last)</text:p>
      <text:p text:style-name="P4">&lt;ipython-input-78-c2d708f9b1cd&gt; in &lt;module&gt;()</text:p>
      <text:p text:style-name="P4">----&gt; 1 OSPF=replace(',',ospf_route)</text:p>
      <text:p text:style-name="P4"/>
      <text:p text:style-name="P4">NameError: name 'replace' is not defined</text:p>
      <text:p text:style-name="P4"/>
      <text:p text:style-name="P4">In [79]: OSPF=ospf_route.replace(',','')</text:p>
      <text:p text:style-name="P4"/>
      <text:p text:style-name="P4">In [80]: OSPF</text:p>
      <text:p text:style-name="P4">Out[80]: 'o 10.0.24.0/24 [110/41] via 10.0.13.3 3d18h FastEthernet0/0'</text:p>
      <text:p text:style-name="P4"/>
      <text:p text:style-name="P4">In [81]: OSPF=OSPF.split()</text:p>
      <text:p text:style-name="P4"/>
      <text:p text:style-name="P4">In [82]: OSPF</text:p>
      <text:p text:style-name="P4">Out[82]: </text:p>
      <text:p text:style-name="P4">['o',</text:p>
      <text:p text:style-name="P4"><text:s/>'10.0.24.0/24',</text:p>
      <text:p text:style-name="P4"><text:s/>'[110/41]',</text:p>
      <text:p text:style-name="P4"><text:s/>'via',</text:p>
      <text:p text:style-name="P4"><text:s/>'10.0.13.3',</text:p>
      <text:p text:style-name="P4"><text:s/>'3d18h',</text:p>
      <text:p text:style-name="P4"><text:s/>'FastEthernet0/0']</text:p>
      <text:p text:style-name="P4"/>
      <text:p text:style-name="P4">In [83]: prot=OSPF[0]</text:p>
      <text:p text:style-name="P4"/>
      <text:p text:style-name="P4">In [84]: pref=OSPF[1]</text:p>
      <text:p text:style-name="P4"/>
      <text:p text:style-name="P4">In [85]: admetric=OSPF[2]</text:p>
      <text:p text:style-name="P4"/>
      <text:p text:style-name="P4">In [86]: nh=OSPF[3]</text:p>
      <text:p text:style-name="P4"/>
      <text:p text:style-name="P4">In [87]: lastup=OSPF[4]</text:p>
      <text:p text:style-name="P4"/>
      <text:p text:style-name="P4">In [88]: inter=OSPF[5]</text:p>
      <text:p text:style-name="P4"/>
      <text:p text:style-name="P4">In [89]: pref=pref.strip('[]')</text:p>
      <text:p text:style-name="P4"/>
      <text:p text:style-name="P4">In [90]: pref</text:p>
      <text:p text:style-name="P4">Out[90]: '10.0.24.0/24'</text:p>
      <text:p text:style-name="P4"/>
      <text:p text:style-name="P4">In [91]: admetric=admetric.strip('[]')</text:p>
      <text:p text:style-name="P4"/>
      <text:p text:style-name="P4">In [92]: prot=OSPF</text:p>
      <text:p text:style-name="P4"/>
      <text:p text:style-name="P4">In [93]: prot</text:p>
      <text:p text:style-name="P4">Out[93]: </text:p>
      <text:p text:style-name="P4">['o',</text:p>
      <text:p text:style-name="P4"><text:s/>'10.0.24.0/24',</text:p>
      <text:p text:style-name="P4"><text:s/>'[110/41]',</text:p>
      <text:p text:style-name="P4"><text:s/>'via',</text:p>
      <text:p text:style-name="P4"><text:soft-page-break/><text:s/>'10.0.13.3',</text:p>
      <text:p text:style-name="P4"><text:s/>'3d18h',</text:p>
      <text:p text:style-name="P4"><text:s/>'FastEthernet0/0']</text:p>
      <text:p text:style-name="P4"/>
      <text:p text:style-name="P4">In [94]: prot="OSPF"</text:p>
      <text:p text:style-name="P4"/>
      <text:p text:style-name="P4">In [95]: prot</text:p>
      <text:p text:style-name="P4">Out[95]: 'OSPF'</text:p>
      <text:p text:style-name="P4"/>
      <text:p text:style-name="P4">In [96]: pref</text:p>
      <text:p text:style-name="P4">Out[96]: '10.0.24.0/24'</text:p>
      <text:p text:style-name="P4"/>
      <text:p text:style-name="P4">In [97]: print()</text:p>
      <text:p text:style-name="P4"/>
      <text:p text:style-name="P4"/>
      <text:p text:style-name="P4">In [98]: print("{:15} {:15}")</text:p>
      <text:p text:style-name="P4">{:15} {:15}</text:p>
      <text:p text:style-name="P4"/>
      <text:p text:style-name="P4">In [99]: out='''</text:p>
      <text:p text:style-name="P4"><text:s text:c="4"/>...: Protocol: {:15}</text:p>
      <text:p text:style-name="P4"><text:s text:c="4"/>...: Prefix: {:15}</text:p>
      <text:p text:style-name="P4"><text:s text:c="4"/>...: AD/Metric {:15}</text:p>
      <text:p text:style-name="P4"><text:s text:c="4"/>...: Next-Hop: {:15}</text:p>
      <text:p text:style-name="P4"><text:s text:c="4"/>...: Last Update {:15}</text:p>
      <text:p text:style-name="P4"><text:s text:c="4"/>...: Outbound Interface: {:15}</text:p>
      <text:p text:style-name="P4"><text:s text:c="4"/>...: '''</text:p>
      <text:p text:style-name="P4"/>
      <text:p text:style-name="P4">In [100]: out</text:p>
      <text:p text:style-name="P4">Out[100]: '\nProtocol: {:15}\nPrefix: {:15}\nAD/Metric {:15}\nNext-Hop: {:15}\nLast Update {:15}\nOutbound Interface: {:15}\n'</text:p>
      <text:p text:style-name="P4"/>
      <text:p text:style-name="P4">In [101]: print(out)</text:p>
      <text:p text:style-name="P4"/>
      <text:p text:style-name="P4">Protocol: {:15}</text:p>
      <text:p text:style-name="P4">Prefix: {:15}</text:p>
      <text:p text:style-name="P4">AD/Metric {:15}</text:p>
      <text:p text:style-name="P4">Next-Hop: {:15}</text:p>
      <text:p text:style-name="P4">Last Update {:15}</text:p>
      <text:p text:style-name="P4">Outbound Interface: {:15}</text:p>
      <text:p text:style-name="P4"/>
      <text:p text:style-name="P4"/>
      <text:p text:style-name="P4">In [102]: print(out.format(prot, pref, admetric, nh, lastup, inter))</text:p>
      <text:p text:style-name="P4"/>
      <text:p text:style-name="P4">Protocol: OSPF <text:s text:c="10"/></text:p>
      <text:p text:style-name="P4">Prefix: 10.0.24.0/24 <text:s text:c="2"/></text:p>
      <text:p text:style-name="P4">AD/Metric 110/41 <text:s text:c="8"/></text:p>
      <text:p text:style-name="P4">Next-Hop: via <text:s text:c="11"/></text:p>
      <text:p text:style-name="P4">Last Update 10.0.13.3 <text:s text:c="5"/></text:p>
      <text:p text:style-name="P4">Outbound Interface: 3d18h </text:p>
      <text:p text:style-name="P4"/>
      <text:p text:style-name="P5">In [158]: MAC='AAAA:BBBB:CCCC'</text:p>
      <text:p text:style-name="P5"/>
      <text:p text:style-name="P5"><text:soft-page-break/>In [159]: MAC=MAC.replace(':','')</text:p>
      <text:p text:style-name="P5"/>
      <text:p text:style-name="P5">In [160]: MAC=int(MAC, 16)</text:p>
      <text:p text:style-name="P5"/>
      <text:p text:style-name="P5">In [161]: MAC=bin(MAC)</text:p>
      <text:p text:style-name="P5"/>
      <text:p text:style-name="P5">In [162]: MAC</text:p>
      <text:p text:style-name="P5">Out[162]: '0b101010101010101010111011101110111100110011001100'</text:p>
      <text:p text:style-name="P5"/>
      <text:p text:style-name="P5"/>
      <text:p text:style-name="P6">In [163]: ip='192.168.3.1'</text:p>
      <text:p text:style-name="P6"/>
      <text:p text:style-name="P6">In [164]: ip.split('.')</text:p>
      <text:p text:style-name="P6">Out[164]: ['192', '168', '3', '1']</text:p>
      <text:p text:style-name="P6"/>
      <text:p text:style-name="P6">In [165]: ip=ip.split('.')</text:p>
      <text:p text:style-name="P6"/>
      <text:p text:style-name="P6">In [166]: out='''</text:p>
      <text:p text:style-name="P6"><text:s text:c="5"/>...: {0:10} {1:10} {2:10} {3:10}</text:p>
      <text:p text:style-name="P6"><text:s text:c="5"/>...: {0:10b} {1:10b} {2:10b} {3:10b}</text:p>
      <text:p text:style-name="P6"><text:s text:c="5"/>...: '''</text:p>
      <text:p text:style-name="P6"/>
      <text:p text:style-name="P6">In [167]: print(out.format(ip[0],ip[1],ip[2],ip[3]))</text:p>
      <text:p text:style-name="P6">---------------------------------------------------------------------------</text:p>
      <text:p text:style-name="P6">ValueError <text:s text:c="31"/>Traceback (most recent call last)</text:p>
      <text:p text:style-name="P6">&lt;ipython-input-167-1d6372a50b56&gt; in &lt;module&gt;()</text:p>
      <text:p text:style-name="P6">----&gt; 1 print(out.format(ip[0],ip[1],ip[2],ip[3]))</text:p>
      <text:p text:style-name="P6"/>
      <text:p text:style-name="P6">ValueError: Unknown format code 'b' for object of type 'str'</text:p>
      <text:p text:style-name="P6"/>
      <text:p text:style-name="P6">In [168]: print(out.format(int(ip[0]),int(ip[1]),int(ip[2]),int(ip[3])))</text:p>
      <text:p text:style-name="P6"/>
      <text:p text:style-name="P6"><text:s text:c="7"/>192 <text:s text:c="7"/>168 <text:s text:c="9"/>3 <text:s text:c="9"/>1</text:p>
      <text:p text:style-name="P6"><text:s text:c="2"/>11000000 <text:s text:c="2"/>10101000 <text:s text:c="8"/>11 <text:s text:c="9"/>1</text:p>
      <text:p text:style-name="P6"/>
      <text:p text:style-name="P6"/>
      <text:p text:style-name="P6">In [169]: out='''</text:p>
      <text:p text:style-name="P6"><text:s text:c="5"/>...: {0:&lt;10} {1:&lt;10} {2:&lt;10} {3:&lt;10}</text:p>
      <text:p text:style-name="P6"><text:s text:c="5"/>...: {0:010b} {1:010b} {2:010b} {3:010b}</text:p>
      <text:p text:style-name="P6"><text:s text:c="5"/>...: '''</text:p>
      <text:p text:style-name="P6"/>
      <text:p text:style-name="P6">In [170]: print(out.format(int(ip[0]),int(ip[1]),int(ip[2]),int(ip[3])))</text:p>
      <text:p text:style-name="P6"/>
      <text:p text:style-name="P6">192 <text:s text:c="7"/>168 <text:s text:c="7"/>3 <text:s text:c="9"/>1 <text:s text:c="8"/></text:p>
      <text:p text:style-name="P6">0011000000 0010101000 0000000011 0000000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5:33:39.502278569</meta:creation-date>
    <dc:date>2018-08-25T18:47:45.903693440</dc:date>
    <meta:editing-duration>PT3M15S</meta:editing-duration>
    <meta:editing-cycles>1</meta:editing-cycles>
    <meta:document-statistic meta:table-count="0" meta:image-count="0" meta:object-count="0" meta:page-count="4" meta:paragraph-count="144" meta:word-count="494" meta:character-count="4572" meta:non-whitespace-character-count="3927"/>
    <meta:generator>LibreOffice/5.2.7.2$Linux_X86_64 LibreOffice_project/20m0$Build-2</meta:generator>
  </office:meta>
</office:document-meta>
</file>